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table:number-columns-repeated="2"/>
          <table:table-cell table:style-name="ce13" table:formula="of:=[.F97]+[.E98]" office:value-type="float" office:value="5774.31" calcext:value-type="float">
            <text:p>5774</text:p>
          </table:table-cell>
          <table:table-cell/>
          <table:table-cell table:style-name="ce13" table:formula="of:=[.H97]+[.G98]" office:value-type="float" office:value="40544" calcext:value-type="float">
            <text:p>40544</text:p>
          </table:table-cell>
          <table:table-cell table:number-columns-repeated="5"/>
          <table:table-cell table:formula="of:=[.K98]+[.L98]+[.M98]" office:value-type="currency" office:currency="EUR" office:value="0" calcext:value-type="currency">
            <text:p>0,00 €</text:p>
          </table:table-cell>
          <table:table-cell table:formula="of:=[.O97]+[.N98]" office:value-type="currency" office:currency="EUR" office:value="4783.8199" calcext:value-type="currency">
            <text:p>4 783,82 €</text:p>
          </table:table-cell>
          <table:table-cell table:style-name="ce19" table:formula="of:=[.A98]*budgetjour-[.O98]" office:value-type="currency" office:currency="EUR" office:value="66.1801000000041" calcext:value-type="currency">
            <text:p>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5774.31" calcext:value-type="float">
            <text:p>5774</text:p>
          </table:table-cell>
          <table:table-cell/>
          <table:table-cell table:style-name="ce13" table:formula="of:=[.H98]+[.G99]" office:value-type="float" office:value="40544" calcext:value-type="float">
            <text:p>40544</text:p>
          </table:table-cell>
          <table:table-cell table:number-columns-repeated="5"/>
          <table:table-cell table:formula="of:=[.K99]+[.L99]+[.M99]" office:value-type="currency" office:currency="EUR" office:value="0" calcext:value-type="currency">
            <text:p>0,00 €</text:p>
          </table:table-cell>
          <table:table-cell table:formula="of:=[.O98]+[.N99]" office:value-type="currency" office:currency="EUR" office:value="4783.8199" calcext:value-type="currency">
            <text:p>4 783,82 €</text:p>
          </table:table-cell>
          <table:table-cell table:style-name="ce19" table:formula="of:=[.A99]*budgetjour-[.O99]" office:value-type="currency" office:currency="EUR" office:value="116.180100000004" calcext:value-type="currency">
            <text:p>1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5774.31" calcext:value-type="float">
            <text:p>5774</text:p>
          </table:table-cell>
          <table:table-cell/>
          <table:table-cell table:style-name="ce13" table:formula="of:=[.H99]+[.G100]" office:value-type="float" office:value="40544" calcext:value-type="float">
            <text:p>40544</text:p>
          </table:table-cell>
          <table:table-cell table:number-columns-repeated="5"/>
          <table:table-cell table:formula="of:=[.K100]+[.L100]+[.M100]" office:value-type="currency" office:currency="EUR" office:value="0" calcext:value-type="currency">
            <text:p>0,00 €</text:p>
          </table:table-cell>
          <table:table-cell table:formula="of:=[.O99]+[.N100]" office:value-type="currency" office:currency="EUR" office:value="4783.8199" calcext:value-type="currency">
            <text:p>4 783,82 €</text:p>
          </table:table-cell>
          <table:table-cell table:style-name="ce19" table:formula="of:=[.A100]*budgetjour-[.O100]" office:value-type="currency" office:currency="EUR" office:value="166.180100000004" calcext:value-type="currency">
            <text:p>1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5774.31" calcext:value-type="float">
            <text:p>5774</text:p>
          </table:table-cell>
          <table:table-cell/>
          <table:table-cell table:style-name="ce13" table:formula="of:=[.H100]+[.G101]" office:value-type="float" office:value="40544" calcext:value-type="float">
            <text:p>40544</text:p>
          </table:table-cell>
          <table:table-cell table:number-columns-repeated="5"/>
          <table:table-cell table:formula="of:=[.K101]+[.L101]+[.M101]" office:value-type="currency" office:currency="EUR" office:value="0" calcext:value-type="currency">
            <text:p>0,00 €</text:p>
          </table:table-cell>
          <table:table-cell table:formula="of:=[.O100]+[.N101]" office:value-type="currency" office:currency="EUR" office:value="4783.8199" calcext:value-type="currency">
            <text:p>4 783,82 €</text:p>
          </table:table-cell>
          <table:table-cell table:style-name="ce19" table:formula="of:=[.A101]*budgetjour-[.O101]" office:value-type="currency" office:currency="EUR" office:value="216.180100000004" calcext:value-type="currency">
            <text:p>2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5774.31" calcext:value-type="float">
            <text:p>5774</text:p>
          </table:table-cell>
          <table:table-cell/>
          <table:table-cell table:style-name="ce13" table:formula="of:=[.H101]+[.G102]" office:value-type="float" office:value="40544" calcext:value-type="float">
            <text:p>40544</text:p>
          </table:table-cell>
          <table:table-cell table:number-columns-repeated="5"/>
          <table:table-cell table:formula="of:=[.K102]+[.L102]+[.M102]" office:value-type="currency" office:currency="EUR" office:value="0" calcext:value-type="currency">
            <text:p>0,00 €</text:p>
          </table:table-cell>
          <table:table-cell table:formula="of:=[.O101]+[.N102]" office:value-type="currency" office:currency="EUR" office:value="4783.8199" calcext:value-type="currency">
            <text:p>4 783,82 €</text:p>
          </table:table-cell>
          <table:table-cell table:style-name="ce19" table:formula="of:=[.A102]*budgetjour-[.O102]" office:value-type="currency" office:currency="EUR" office:value="266.180100000004" calcext:value-type="currency">
            <text:p>2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5774.31" calcext:value-type="float">
            <text:p>5774</text:p>
          </table:table-cell>
          <table:table-cell/>
          <table:table-cell table:style-name="ce13" table:formula="of:=[.H102]+[.G103]" office:value-type="float" office:value="40544" calcext:value-type="float">
            <text:p>40544</text:p>
          </table:table-cell>
          <table:table-cell table:number-columns-repeated="5"/>
          <table:table-cell table:formula="of:=[.K103]+[.L103]+[.M103]" office:value-type="currency" office:currency="EUR" office:value="0" calcext:value-type="currency">
            <text:p>0,00 €</text:p>
          </table:table-cell>
          <table:table-cell table:formula="of:=[.O102]+[.N103]" office:value-type="currency" office:currency="EUR" office:value="4783.8199" calcext:value-type="currency">
            <text:p>4 783,82 €</text:p>
          </table:table-cell>
          <table:table-cell table:style-name="ce19" table:formula="of:=[.A103]*budgetjour-[.O103]" office:value-type="currency" office:currency="EUR" office:value="316.180100000004" calcext:value-type="currency">
            <text:p>3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5774.31" calcext:value-type="float">
            <text:p>5774</text:p>
          </table:table-cell>
          <table:table-cell/>
          <table:table-cell table:style-name="ce13" table:formula="of:=[.H103]+[.G104]" office:value-type="float" office:value="40544" calcext:value-type="float">
            <text:p>40544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4783.8199" calcext:value-type="currency">
            <text:p>4 783,82 €</text:p>
          </table:table-cell>
          <table:table-cell table:style-name="ce19" table:formula="of:=[.A104]*budgetjour-[.O104]" office:value-type="currency" office:currency="EUR" office:value="366.180100000004" calcext:value-type="currency">
            <text:p>3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5774.31" calcext:value-type="float">
            <text:p>5774</text:p>
          </table:table-cell>
          <table:table-cell/>
          <table:table-cell table:style-name="ce13" table:formula="of:=[.H104]+[.G105]" office:value-type="float" office:value="40544" calcext:value-type="float">
            <text:p>40544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4783.8199" calcext:value-type="currency">
            <text:p>4 783,82 €</text:p>
          </table:table-cell>
          <table:table-cell table:style-name="ce19" table:formula="of:=[.A105]*budgetjour-[.O105]" office:value-type="currency" office:currency="EUR" office:value="416.180100000004" calcext:value-type="currency">
            <text:p>4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5774.31" calcext:value-type="float">
            <text:p>5774</text:p>
          </table:table-cell>
          <table:table-cell/>
          <table:table-cell table:style-name="ce13" table:formula="of:=[.H105]+[.G106]" office:value-type="float" office:value="40544" calcext:value-type="float">
            <text:p>40544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4783.8199" calcext:value-type="currency">
            <text:p>4 783,82 €</text:p>
          </table:table-cell>
          <table:table-cell table:style-name="ce19" table:formula="of:=[.A106]*budgetjour-[.O106]" office:value-type="currency" office:currency="EUR" office:value="466.180100000004" calcext:value-type="currency">
            <text:p>4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5774.31" calcext:value-type="float">
            <text:p>5774</text:p>
          </table:table-cell>
          <table:table-cell/>
          <table:table-cell table:style-name="ce13" table:formula="of:=[.H106]+[.G107]" office:value-type="float" office:value="40544" calcext:value-type="float">
            <text:p>40544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4783.8199" calcext:value-type="currency">
            <text:p>4 783,82 €</text:p>
          </table:table-cell>
          <table:table-cell table:style-name="ce19" table:formula="of:=[.A107]*budgetjour-[.O107]" office:value-type="currency" office:currency="EUR" office:value="516.180100000004" calcext:value-type="currency">
            <text:p>5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5774.31" calcext:value-type="float">
            <text:p>5774</text:p>
          </table:table-cell>
          <table:table-cell/>
          <table:table-cell table:style-name="ce13" table:formula="of:=[.H107]+[.G108]" office:value-type="float" office:value="40544" calcext:value-type="float">
            <text:p>40544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4783.8199" calcext:value-type="currency">
            <text:p>4 783,82 €</text:p>
          </table:table-cell>
          <table:table-cell table:style-name="ce19" table:formula="of:=[.A108]*budgetjour-[.O108]" office:value-type="currency" office:currency="EUR" office:value="566.180100000004" calcext:value-type="currency">
            <text:p>5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5774.31" calcext:value-type="float">
            <text:p>5774</text:p>
          </table:table-cell>
          <table:table-cell/>
          <table:table-cell table:style-name="ce13" table:formula="of:=[.H108]+[.G109]" office:value-type="float" office:value="40544" calcext:value-type="float">
            <text:p>40544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4783.8199" calcext:value-type="currency">
            <text:p>4 783,82 €</text:p>
          </table:table-cell>
          <table:table-cell table:style-name="ce19" table:formula="of:=[.A109]*budgetjour-[.O109]" office:value-type="currency" office:currency="EUR" office:value="616.180100000004" calcext:value-type="currency">
            <text:p>6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5774.31" calcext:value-type="float">
            <text:p>5774</text:p>
          </table:table-cell>
          <table:table-cell/>
          <table:table-cell table:style-name="ce13" table:formula="of:=[.H109]+[.G110]" office:value-type="float" office:value="40544" calcext:value-type="float">
            <text:p>40544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4783.8199" calcext:value-type="currency">
            <text:p>4 783,82 €</text:p>
          </table:table-cell>
          <table:table-cell table:style-name="ce19" table:formula="of:=[.A110]*budgetjour-[.O110]" office:value-type="currency" office:currency="EUR" office:value="666.180100000004" calcext:value-type="currency">
            <text:p>66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5774.31" calcext:value-type="float">
            <text:p>5774</text:p>
          </table:table-cell>
          <table:table-cell/>
          <table:table-cell table:style-name="ce13" table:formula="of:=[.H110]+[.G111]" office:value-type="float" office:value="40544" calcext:value-type="float">
            <text:p>40544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4783.8199" calcext:value-type="currency">
            <text:p>4 783,82 €</text:p>
          </table:table-cell>
          <table:table-cell table:style-name="ce19" table:formula="of:=[.A111]*budgetjour-[.O111]" office:value-type="currency" office:currency="EUR" office:value="716.180100000004" calcext:value-type="currency">
            <text:p>7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5774.31" calcext:value-type="float">
            <text:p>5774</text:p>
          </table:table-cell>
          <table:table-cell/>
          <table:table-cell table:style-name="ce13" table:formula="of:=[.H111]+[.G112]" office:value-type="float" office:value="40544" calcext:value-type="float">
            <text:p>40544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4783.8199" calcext:value-type="currency">
            <text:p>4 783,82 €</text:p>
          </table:table-cell>
          <table:table-cell table:style-name="ce19" table:formula="of:=[.A112]*budgetjour-[.O112]" office:value-type="currency" office:currency="EUR" office:value="766.180100000004" calcext:value-type="currency">
            <text:p>766,18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table:number-columns-repeated="7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table:number-columns-repeated="7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table:number-columns-repeated="7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table:number-columns-repeated="7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table:number-columns-repeated="7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1T22:15:55.911000000</dc:date>
    <meta:editing-duration>P69DT23H2M44S</meta:editing-duration>
    <meta:editing-cycles>165</meta:editing-cycles>
    <meta:document-statistic meta:table-count="6" meta:cell-count="2118" meta:object-count="0"/>
  </office:meta>
</office:document-meta>
</file>